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" svg:font-family="Liberatio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5.345cm"/>
    </style:style>
    <style:style style:name="gr5" style:family="graphic" style:parent-style-name="standard">
      <style:graphic-properties draw:stroke="none" svg:stroke-color="#000000" draw:fill="none" draw:fill-color="#ffffff" fo:min-height="4.1cm"/>
    </style:style>
    <style:style style:name="gr6" style:family="graphic" style:parent-style-name="standard">
      <style:graphic-properties draw:stroke="none" svg:stroke-color="#000000" draw:fill="none" draw:fill-color="#ffffff" fo:min-height="5.1cm"/>
    </style:style>
    <style:style style:name="gr7" style:family="graphic" style:parent-style-name="standard">
      <style:graphic-properties draw:stroke="none" svg:stroke-color="#000000" draw:fill="none" draw:fill-color="#ffffff" fo:min-height="4.7cm"/>
    </style:style>
    <style:style style:name="gr8" style:family="graphic" style:parent-style-name="standard">
      <style:graphic-properties draw:stroke="none" svg:stroke-color="#000000" draw:fill="none" draw:fill-color="#ffffff" fo:min-height="6.2cm"/>
    </style:style>
    <style:style style:name="gr9" style:family="graphic" style:parent-style-name="standard">
      <style:graphic-properties draw:stroke="none" svg:stroke-color="#000000" draw:fill="none" draw:fill-color="#ffffff" fo:min-height="3.15cm"/>
    </style:style>
    <style:style style:name="gr10" style:family="graphic" style:parent-style-name="standard">
      <style:graphic-properties draw:stroke="none" svg:stroke-color="#000000" draw:fill="none" draw:fill-color="#ffffff" fo:min-height="7.14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style:font-name="LiberationSans" fo:font-size="18pt" style:font-name-asian="LiberationSans" style:font-size-asian="18pt" style:font-name-complex="LiberationSans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Sans" fo:font-size="18pt" fo:font-style="normal" fo:text-shadow="none" style:text-underline-style="none" fo:font-weight="normal" style:letter-kerning="true" style:font-name-asian="LiberationSans" style:font-size-asian="18pt" style:font-style-asian="normal" style:font-weight-asian="normal" style:font-name-complex="Liberation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53cm" svg:height="2.2cm" svg:x="6.6cm" svg:y="14.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14.3cm" svg:x2="15.1cm" svg:y2="14.3cm">
          <text:p/>
        </draw:line>
        <draw:line draw:style-name="gr2" draw:text-style-name="P1" draw:layer="layout" svg:x1="6.6cm" svg:y1="16.5cm" svg:x2="15.1cm" svg:y2="16.5cm">
          <text:p/>
        </draw:line>
        <draw:line draw:style-name="gr3" draw:text-style-name="P1" draw:layer="layout" svg:x1="9.5cm" svg:y1="11.6cm" svg:x2="10.3cm" svg:y2="14.3cm">
          <text:p/>
        </draw:line>
        <draw:frame draw:style-name="gr4" draw:layer="layout" svg:width="7.316cm" svg:height="5.595cm" draw:transform="rotate (-0.0012217304763962) translate (6.484cm 4.996cm)">
          <draw:text-box>
            <text:p>Maximum Possible Mark,<text:line-break/>Achieved Mark,</text:p>
            <text:p>Student knowledge,</text:p>
            <text:p>Student Name, Surname</text:p>
          </draw:text-box>
        </draw:frame>
        <draw:custom-shape draw:style-name="gr1" draw:text-style-name="P1" draw:layer="layout" svg:width="5.9cm" svg:height="5.9cm" svg:x="3.6cm" svg:y="21.6cm">
          <text:p text:style-name="P2"><text:span text:style-name="T1">Algorithm</text:span></text:p>
          <text:p text:style-name="P1"/>
          <text:p text:style-name="P1">Calculating a grade</text:p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3.6cm" svg:y1="26.251cm" svg:x2="9.427cm" svg:y2="26.251cm">
          <text:p/>
        </draw:line>
        <draw:line draw:style-name="gr2" draw:text-style-name="P1" draw:layer="layout" svg:x1="3.6cm" svg:y1="23.266cm" svg:x2="9.5cm" svg:y2="23.266cm">
          <text:p/>
        </draw:line>
        <draw:line draw:style-name="gr3" draw:text-style-name="P1" draw:layer="layout" svg:x1="6.9cm" svg:y1="16.5cm" svg:x2="7cm" svg:y2="21.6cm">
          <text:p/>
        </draw:line>
        <draw:frame draw:style-name="gr5" draw:layer="layout" svg:width="3.3cm" svg:height="4.35cm" svg:x="3.9cm" svg:y="17.15cm">
          <draw:text-box>
            <text:p>Max Mark, <text:line-break/>Achieved Mark</text:p>
          </draw:text-box>
        </draw:frame>
        <draw:line draw:style-name="gr3" draw:text-style-name="P1" draw:layer="layout" svg:x1="8.2cm" svg:y1="21.5cm" svg:x2="8.2cm" svg:y2="16.4cm">
          <text:p/>
        </draw:line>
        <draw:frame draw:style-name="gr6" draw:layer="layout" svg:width="3.3cm" svg:height="5.35cm" svg:x="8.3cm" svg:y="18.95cm">
          <draw:text-box>
            <text:p>Grade</text:p>
          </draw:text-box>
        </draw:frame>
        <draw:custom-shape draw:style-name="gr1" draw:text-style-name="P1" draw:layer="layout" svg:width="5.9cm" svg:height="5.9cm" svg:x="12.2cm" svg:y="21.9cm">
          <text:p text:style-name="P2"><text:span text:style-name="T1"><text:s text:c="7"/></text:span></text:p>
          <text:p text:style-name="P2"><text:span text:style-name="T1"/></text:p>
          <text:p text:style-name="P2"><text:span text:style-name="T1"><text:s text:c="7"/></text:span><text:span text:style-name="T1">Algorithm</text:span></text:p>
          <text:p text:style-name="P1">Calculating the <text:line-break/>predicted </text:p>
          <text:p text:style-name="P1">end of the </text:p>
          <text:p text:style-name="P1">year grade/<text:line-break/>Calculating end of<text:line-break/> unit grade</text:p>
          <text:p text:style-name="P1"/>
          <text:p text:style-name="P1"/>
          <text:p text:style-name="P1"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line draw:style-name="gr2" draw:text-style-name="P1" draw:layer="layout" svg:x1="12.2cm" svg:y1="27.1cm" svg:x2="18.027cm" svg:y2="27.1cm">
          <text:p/>
        </draw:line>
        <draw:line draw:style-name="gr2" draw:text-style-name="P1" draw:layer="layout" svg:x1="12.1cm" svg:y1="22.7cm" svg:x2="18cm" svg:y2="22.7cm">
          <text:p/>
        </draw:line>
        <draw:line draw:style-name="gr3" draw:text-style-name="P1" draw:layer="layout" svg:x1="14.7cm" svg:y1="16.5cm" svg:x2="14.8cm" svg:y2="21.9cm">
          <text:p/>
        </draw:line>
        <draw:line draw:style-name="gr3" draw:text-style-name="P1" draw:layer="layout" svg:x1="16.6cm" svg:y1="21.8cm" svg:x2="14.9cm" svg:y2="16.4cm">
          <text:p/>
        </draw:line>
        <draw:frame draw:style-name="gr6" draw:layer="layout" svg:width="4.7cm" svg:height="5.35cm" svg:x="10.6cm" svg:y="16.5cm">
          <draw:text-box>
            <text:p>Grades of all units/<text:line-break/>Grades of all assignments</text:p>
          </draw:text-box>
        </draw:frame>
        <draw:frame draw:style-name="gr7" draw:layer="layout" svg:width="3.8cm" svg:height="4.95cm" svg:x="16.2cm" svg:y="16.2cm">
          <draw:text-box>
            <text:p>Predicted end of unit grade/ Predicted end of the year grade</text:p>
          </draw:text-box>
        </draw:frame>
        <draw:custom-shape draw:style-name="gr1" draw:text-style-name="P1" draw:layer="layout" svg:width="6.2cm" svg:height="4.1cm" svg:x="1.1cm" svg:y="1cm">
          <text:p text:style-name="P1">Student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6.6cm" svg:y1="14.3cm" svg:x2="2.4cm" svg:y2="5.1cm">
          <text:p/>
        </draw:line>
        <draw:line draw:style-name="gr3" draw:text-style-name="P1" draw:layer="layout" svg:x1="7.4cm" svg:y1="3.8cm" svg:x2="14.4cm" svg:y2="4.4cm">
          <text:p/>
        </draw:line>
        <draw:frame draw:style-name="gr8" draw:layer="layout" svg:width="3.7cm" svg:height="6.45cm" svg:x="1cm" svg:y="8.5cm">
          <draw:text-box>
            <text:p>End of the year predicted grade, End of the unit predicted grade</text:p>
          </draw:text-box>
        </draw:frame>
        <draw:frame draw:style-name="gr9" draw:layer="layout" svg:width="6.6cm" svg:height="3.4cm" svg:x="8.8cm" svg:y="1.3cm">
          <draw:text-box>
            <text:p>Student knowledge,</text:p>
            <text:p>Student Name, Student Surname</text:p>
          </draw:text-box>
        </draw:frame>
        <draw:custom-shape draw:style-name="gr1" draw:text-style-name="P1" draw:layer="layout" svg:width="5.5cm" svg:height="5.6cm" svg:x="14.4cm" svg:y="1.8cm">
          <text:p text:style-name="P1"/>
          <text:p text:style-name="P1">Completing the <text:line-break/>assignment and <text:line-break/>marking of the </text:p>
          <text:p text:style-name="P1">assignm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1" draw:layer="layout" svg:width="4.453cm" svg:height="2.2cm" svg:x="6.6cm" svg:y="14.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6cm" svg:y1="14.3cm" svg:x2="15.1cm" svg:y2="14.3cm">
          <text:p/>
        </draw:line>
        <draw:line draw:style-name="gr2" draw:text-style-name="P1" draw:layer="layout" svg:x1="6.6cm" svg:y1="16.5cm" svg:x2="15.1cm" svg:y2="16.5cm">
          <text:p/>
        </draw:line>
        <draw:custom-shape draw:style-name="gr1" draw:text-style-name="P1" draw:layer="layout" svg:width="4.453cm" svg:height="2.2cm" svg:x="6.1cm" svg:y="9.4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cm" svg:y1="9.4cm" svg:x2="14.6cm" svg:y2="9.4cm">
          <text:p/>
        </draw:line>
        <draw:line draw:style-name="gr2" draw:text-style-name="P1" draw:layer="layout" svg:x1="6.1cm" svg:y1="11.6cm" svg:x2="14.6cm" svg:y2="11.6cm">
          <text:p/>
        </draw:line>
        <draw:custom-shape draw:style-name="gr1" draw:text-style-name="P1" draw:layer="layout" svg:width="4.453cm" svg:height="2.2cm" svg:x="6.147cm" svg:y="9.4cm">
          <text:p text:style-name="P1">Marked and <text:line-break/>Completed<text:line-break/>Assignment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1cm" svg:y1="9.4cm" svg:x2="14.6cm" svg:y2="9.4cm">
          <text:p/>
        </draw:line>
        <draw:line draw:style-name="gr2" draw:text-style-name="P1" draw:layer="layout" svg:x1="6.1cm" svg:y1="11.6cm" svg:x2="14.6cm" svg:y2="11.6cm">
          <text:p/>
        </draw:line>
        <draw:line draw:style-name="gr2" draw:text-style-name="P1" draw:layer="layout" svg:x1="14.4cm" svg:y1="6.385cm" svg:x2="19.931cm" svg:y2="6.385cm">
          <text:p/>
        </draw:line>
        <draw:line draw:style-name="gr2" draw:text-style-name="P1" draw:layer="layout" svg:x1="14.4cm" svg:y1="3.4cm" svg:x2="20cm" svg:y2="3.4cm">
          <text:p/>
        </draw:line>
        <draw:line draw:style-name="gr3" draw:text-style-name="P1" draw:layer="layout" svg:x1="14.6cm" svg:y1="7.1cm" svg:x2="8.3cm" svg:y2="9.4cm">
          <text:p/>
        </draw:line>
        <draw:frame draw:style-name="gr10" draw:layer="layout" svg:width="9.995cm" svg:height="7.392cm" draw:transform="rotate (-0.0012217304763962) translate (10.409cm 11.699cm)">
          <draw:text-box>
            <text:p>Maximum Possible Mark, Achieved Mark, Student Name, <text:s/>Student Surn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Sans" svg:font-family="Liberatio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3T13:41:16.536000000</meta:creation-date>
    <dc:date>2014-10-03T14:09:30.642000000</dc:date>
    <meta:editing-duration>PT26M40S</meta:editing-duration>
    <meta:editing-cycles>13</meta:editing-cycles>
    <meta:generator>LibreOffice/4.2.5.2$Windows_x86 LibreOffice_project/61cb170a04bb1f12e77c884eab9192be736ec5f5</meta:generator>
    <meta:document-statistic meta:object-count="38"/>
  </office:meta>
</office:document-meta>
</file>